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5.99pt"/>
    </style:style>
    <style:style style:name="co2" style:family="table-column">
      <style:table-column-properties fo:break-before="auto" style:column-width="105.76pt"/>
    </style:style>
    <style:style style:name="co3" style:family="table-column">
      <style:table-column-properties fo:break-before="auto" style:column-width="60.01pt"/>
    </style:style>
    <style:style style:name="co4" style:family="table-column">
      <style:table-column-properties fo:break-before="auto" style:column-width="37.5pt"/>
    </style:style>
    <style:style style:name="co5" style:family="table-column">
      <style:table-column-properties fo:break-before="auto" style:column-width="172.49pt"/>
    </style:style>
    <style:style style:name="co6" style:family="table-column">
      <style:table-column-properties fo:break-before="auto" style:column-width="138.76pt"/>
    </style:style>
    <style:style style:name="co7" style:family="table-column">
      <style:table-column-properties fo:break-before="auto" style:column-width="253.5pt"/>
    </style:style>
    <style:style style:name="co8" style:family="table-column">
      <style:table-column-properties fo:break-before="auto" style:column-width="94.51pt"/>
    </style:style>
    <style:style style:name="co9" style:family="table-column">
      <style:table-column-properties fo:break-before="auto" style:column-width="169.51pt"/>
    </style:style>
    <style:style style:name="co10" style:family="table-column">
      <style:table-column-properties fo:break-before="auto" style:column-width="294.01pt"/>
    </style:style>
    <style:style style:name="co11" style:family="table-column">
      <style:table-column-properties fo:break-before="auto" style:column-width="134.25pt"/>
    </style:style>
    <style:style style:name="co12" style:family="table-column">
      <style:table-column-properties fo:break-before="auto" style:column-width="52.5pt"/>
    </style:style>
    <style:style style:name="co13" style:family="table-column">
      <style:table-column-properties fo:break-before="auto" style:column-width="84.76pt"/>
    </style:style>
    <style:style style:name="co14" style:family="table-column">
      <style:table-column-properties fo:break-before="auto" style:column-width="88.5pt"/>
    </style:style>
    <style:style style:name="co15" style:family="table-column">
      <style:table-column-properties fo:break-before="auto" style:column-width="87.76pt"/>
    </style:style>
    <style:style style:name="co16" style:family="table-column">
      <style:table-column-properties fo:break-before="auto" style:column-width="118.49pt"/>
    </style:style>
    <style:style style:name="co17" style:family="table-column">
      <style:table-column-properties fo:break-before="auto" style:column-width="69.76pt"/>
    </style:style>
    <style:style style:name="co18" style:family="table-column">
      <style:table-column-properties fo:break-before="auto" style:column-width="140.26pt"/>
    </style:style>
    <style:style style:name="co19" style:family="table-column">
      <style:table-column-properties fo:break-before="auto" style:column-width="97.51pt"/>
    </style:style>
    <style:style style:name="co20" style:family="table-column">
      <style:table-column-properties fo:break-before="auto" style:column-width="107.26pt"/>
    </style:style>
    <style:style style:name="co21" style:family="table-column">
      <style:table-column-properties fo:break-before="auto" style:column-width="78.75pt"/>
    </style:style>
    <style:style style:name="co22" style:family="table-column">
      <style:table-column-properties fo:break-before="auto" style:column-width="113.24pt"/>
    </style:style>
    <style:style style:name="co23" style:family="table-column">
      <style:table-column-properties fo:break-before="auto" style:column-width="83.99pt"/>
    </style:style>
    <style:style style:name="co24" style:family="table-column">
      <style:table-column-properties fo:break-before="auto" style:column-width="167.24pt"/>
    </style:style>
    <style:style style:name="co25" style:family="table-column">
      <style:table-column-properties fo:break-before="auto" style:column-width="119.25pt"/>
    </style:style>
    <style:style style:name="co26" style:family="table-column">
      <style:table-column-properties fo:break-before="auto" style:column-width="91.5pt"/>
    </style:style>
    <style:style style:name="co27" style:family="table-column">
      <style:table-column-properties fo:break-before="auto" style:column-width="104.26pt"/>
    </style:style>
    <style:style style:name="co28" style:family="table-column">
      <style:table-column-properties fo:break-before="auto" style:column-width="96.01pt"/>
    </style:style>
    <style:style style:name="co29" style:family="table-column">
      <style:table-column-properties fo:break-before="auto" style:column-width="77.24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141.25pt"/>
    </style:style>
    <style:style style:name="co32" style:family="table-column">
      <style:table-column-properties fo:break-before="auto" style:column-width="583.09pt"/>
    </style:style>
    <style:style style:name="co33" style:family="table-column">
      <style:table-column-properties fo:break-before="auto" style:column-width="63.64pt"/>
    </style:style>
    <style:style style:name="co34" style:family="table-column">
      <style:table-column-properties fo:break-before="auto" style:column-width="59.36pt"/>
    </style:style>
    <style:style style:name="co35" style:family="table-column">
      <style:table-column-properties fo:break-before="auto" style:column-width="64.49pt"/>
    </style:style>
    <style:style style:name="co36" style:family="table-column">
      <style:table-column-properties fo:break-before="auto" style:column-width="76.39pt"/>
    </style:style>
    <style:style style:name="co37" style:family="table-column">
      <style:table-column-properties fo:break-before="auto" style:column-width="37.19pt"/>
    </style:style>
    <style:style style:name="ro1" style:family="table-row">
      <style:table-row-properties style:row-height="15.99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01_5f_seguridad">
      <style:table-properties table:display="true" style:writing-mode="lr-tb"/>
    </style:style>
    <style:style style:name="ta2" style:family="table" style:master-page-name="PageStyle_5f_02_5f_catalogos">
      <style:table-properties table:display="true" style:writing-mode="lr-tb"/>
    </style:style>
    <style:style style:name="ta3" style:family="table" style:master-page-name="PageStyle_5f_03_5f_socio">
      <style:table-properties table:display="true" style:writing-mode="lr-tb"/>
    </style:style>
    <style:style style:name="ta4" style:family="table" style:master-page-name="PageStyle_5f_04_5f_fedaamac">
      <style:table-properties table:display="true" style:writing-mode="lr-tb"/>
    </style:style>
    <style:style style:name="ta5" style:family="table" style:master-page-name="PageStyle_5f_05_5f_otros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99"/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01_segurida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suari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usuario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contrasenia</text:p>
          </table:table-cell>
          <table:table-cell office:value-type="string" calcext:value-type="string">
            <text:p>activo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erfi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perfil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erfiles_x_usuari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perfil_x_usuario</text:p>
          </table:table-cell>
          <table:table-cell office:value-type="string" calcext:value-type="string">
            <text:p>id_usuario</text:p>
          </table:table-cell>
          <table:table-cell office:value-type="string" calcext:value-type="string">
            <text:p>id_perfil</text:p>
          </table:table-cell>
          <table:table-cell office:value-type="string" calcext:value-type="string">
            <text:p>activo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catalogos" table:style-name="ta2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grupo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id_grupo</text:p>
          </table:table-cell>
          <table:table-cell office:value-type="string" calcext:value-type="string">
            <text:p>numero_grupo</text:p>
          </table:table-cell>
          <table:table-cell office:value-type="string" calcext:value-type="string">
            <text:p>nombre_responsabl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'0’</text:p>
          </table:table-cell>
          <table:table-cell office:value-type="string" calcext:value-type="string">
            <text:p>'FEDAAMAC’</text:p>
          </table:table-cell>
          <table:table-cell office:value-type="string" calcext:value-type="string">
            <text:p>'’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1’</text:p>
          </table:table-cell>
          <table:table-cell table:style-name="ce1" office:value-type="string" calcext:value-type="string">
            <text:p>'David López Baeza'</text:p>
          </table:table-cell>
          <table:table-cell table:style-name="ce1" office:value-type="string" calcext:value-type="string">
            <text:p>' 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2’</text:p>
          </table:table-cell>
          <table:table-cell table:style-name="ce1" office:value-type="string" calcext:value-type="string">
            <text:p>'Luis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'3’</text:p>
          </table:table-cell>
          <table:table-cell table:style-name="ce1" office:value-type="string" calcext:value-type="string">
            <text:p>'Aurora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4’</text:p>
          </table:table-cell>
          <table:table-cell table:style-name="ce1" office:value-type="string" calcext:value-type="string">
            <text:p>'María de Jesús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'5’</text:p>
          </table:table-cell>
          <table:table-cell table:style-name="ce1" office:value-type="string" calcext:value-type="string">
            <text:p>'Yolanda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'6’</text:p>
          </table:table-cell>
          <table:table-cell table:style-name="ce1" office:value-type="string" calcext:value-type="string">
            <text:p>'Bertha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'7’</text:p>
          </table:table-cell>
          <table:table-cell table:style-name="ce1" office:value-type="string" calcext:value-type="string">
            <text:p>'María Antonia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'8’</text:p>
          </table:table-cell>
          <table:table-cell table:style-name="ce1" office:value-type="string" calcext:value-type="string">
            <text:p>'Fernando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'9’</text:p>
          </table:table-cell>
          <table:table-cell table:style-name="ce1" office:value-type="string" calcext:value-type="string">
            <text:p>'Raúl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'10’</text:p>
          </table:table-cell>
          <table:table-cell table:style-name="ce1" office:value-type="string" calcext:value-type="string">
            <text:p>'Rosa María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'11’</text:p>
          </table:table-cell>
          <table:table-cell table:style-name="ce1" office:value-type="string" calcext:value-type="string">
            <text:p>'Teresa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'12’</text:p>
          </table:table-cell>
          <table:table-cell table:style-name="ce1" office:value-type="string" calcext:value-type="string">
            <text:p>'Amada Leticia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'13’</text:p>
          </table:table-cell>
          <table:table-cell table:style-name="ce1" office:value-type="string" calcext:value-type="string">
            <text:p>'Martha Patricia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'14’</text:p>
          </table:table-cell>
          <table:table-cell table:style-name="ce1" office:value-type="string" calcext:value-type="string">
            <text:p>'Alicia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1"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ipos_soci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tipo_soci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'Socio Fundador'</text:p>
          </table:table-cell>
          <table:table-cell table:style-name="ce1" office:value-type="string" calcext:value-type="string">
            <text:p>'Socio cabeza de grup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Socio Ahorrador Familiar'</text:p>
          </table:table-cell>
          <table:table-cell table:style-name="ce1" office:value-type="string" calcext:value-type="string">
            <text:p>'Familiar descendiente socio <text:s/>fundador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Socio Ahorrador Externo'</text:p>
          </table:table-cell>
          <table:table-cell table:style-name="ce1" office:value-type="string" calcext:value-type="string">
            <text:p>'Socios externos que no son familiares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/>
          <table:table-cell table:style-name="ce1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pos_cuent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tipo_cuent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'Contable'</text:p>
          </table:table-cell>
          <table:table-cell table:style-name="ce1" office:value-type="string" calcext:value-type="string">
            <text:p>'Para administración interna del sistema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Seguro'</text:p>
          </table:table-cell>
          <table:table-cell table:style-name="ce1" office:value-type="string" calcext:value-type="string">
            <text:p>'Cuenta de seguro por grup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Ahorro'</text:p>
          </table:table-cell>
          <table:table-cell table:style-name="ce1" office:value-type="string" calcext:value-type="string">
            <text:p>'Cuenta de ahorr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'Préstamo'</text:p>
          </table:table-cell>
          <table:table-cell table:style-name="ce1" office:value-type="string" calcext:value-type="string">
            <text:p>'Cuenta de préstamo otorgad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pos_movimientos_contab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tipo_movimiento_contable</text:p>
          </table:table-cell>
          <table:table-cell office:value-type="string" calcext:value-type="string">
            <text:p>clav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'A'</text:p>
          </table:table-cell>
          <table:table-cell table:style-name="ce1" office:value-type="string" calcext:value-type="string">
            <text:p>'Aportación'</text:p>
          </table:table-cell>
          <table:table-cell table:style-name="ce1" office:value-type="string" calcext:value-type="string">
            <text:p>'Ahorr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R'</text:p>
          </table:table-cell>
          <table:table-cell table:number-columns-repeated="2" table:style-name="ce1" office:value-type="string" calcext:value-type="string">
            <text:p>'Retir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C'</text:p>
          </table:table-cell>
          <table:table-cell table:number-columns-repeated="2" table:style-name="ce1" office:value-type="string" calcext:value-type="string">
            <text:p>'Préstam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'P'</text:p>
          </table:table-cell>
          <table:table-cell table:style-name="ce1" office:value-type="string" calcext:value-type="string">
            <text:p>'Pago'</text:p>
          </table:table-cell>
          <table:table-cell table:style-name="ce1" office:value-type="string" calcext:value-type="string">
            <text:p>'Pago de préstam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rmas_movimientos_contab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forma_movimiento_contable</text:p>
          </table:table-cell>
          <table:table-cell office:value-type="string" calcext:value-type="string">
            <text:p>clav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'Y'</text:p>
          </table:table-cell>
          <table:table-cell table:style-name="ce1" office:value-type="string" calcext:value-type="string">
            <text:p>'Inicio'</text:p>
          </table:table-cell>
          <table:table-cell table:style-name="ce1" office:value-type="string" calcext:value-type="string">
            <text:p>'Saldo <text:s/>inicial de inversión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A'</text:p>
          </table:table-cell>
          <table:table-cell table:style-name="ce1" office:value-type="string" calcext:value-type="string">
            <text:p>'Ajuste'</text:p>
          </table:table-cell>
          <table:table-cell table:style-name="ce1" office:value-type="string" calcext:value-type="string">
            <text:p>'Ajuste de saldos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B'</text:p>
          </table:table-cell>
          <table:table-cell table:style-name="ce1" office:value-type="string" calcext:value-type="string">
            <text:p>'Banco'</text:p>
          </table:table-cell>
          <table:table-cell table:style-name="ce1" office:value-type="string" calcext:value-type="string">
            <text:p>'Movimiento bancari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'F'</text:p>
          </table:table-cell>
          <table:table-cell table:number-columns-repeated="2" table:style-name="ce1" office:value-type="string" calcext:value-type="string">
            <text:p>'Efectiv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T'</text:p>
          </table:table-cell>
          <table:table-cell table:style-name="ce1" office:value-type="string" calcext:value-type="string">
            <text:p>'Transferencia'</text:p>
          </table:table-cell>
          <table:table-cell table:style-name="ce1" office:value-type="string" calcext:value-type="string">
            <text:p>'Transferencia entre cuentas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'C'</text:p>
          </table:table-cell>
          <table:table-cell table:number-columns-repeated="2" table:style-name="ce1" office:value-type="string" calcext:value-type="string">
            <text:p>'Préstam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laves_movimientos_contab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clave_movimiento_contable</text:p>
          </table:table-cell>
          <table:table-cell office:value-type="string" calcext:value-type="string">
            <text:p>id_tipo_cuenta</text:p>
          </table:table-cell>
          <table:table-cell office:value-type="string" calcext:value-type="string">
            <text:p>id_tipo_movimiento_contable</text:p>
          </table:table-cell>
          <table:table-cell office:value-type="string" calcext:value-type="string">
            <text:p>id_forma_movimiento_contable</text:p>
          </table:table-cell>
          <table:table-cell office:value-type="string" calcext:value-type="string">
            <text:p>clav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030'</text:p>
          </table:table-cell>
          <table:table-cell table:style-name="ce1" office:value-type="string" calcext:value-type="string">
            <text:p>'PREM EFECTIVO'</text:p>
          </table:table-cell>
          <table:table-cell table:style-name="ce1" office:value-type="string" calcext:value-type="string">
            <text:p>'Premio entregado en efectiv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'031'</text:p>
          </table:table-cell>
          <table:table-cell table:style-name="ce1" office:value-type="string" calcext:value-type="string">
            <text:p>'PREM CHEQUE'</text:p>
          </table:table-cell>
          <table:table-cell table:style-name="ce1" office:value-type="string" calcext:value-type="string">
            <text:p>'Premio entregado en cheque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032'</text:p>
          </table:table-cell>
          <table:table-cell table:style-name="ce1" office:value-type="string" calcext:value-type="string">
            <text:p>'PREM AHORRO'</text:p>
          </table:table-cell>
          <table:table-cell table:style-name="ce1" office:value-type="string" calcext:value-type="string">
            <text:p>'Premio entregado en ahorr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033'</text:p>
          </table:table-cell>
          <table:table-cell table:style-name="ce1" office:value-type="string" calcext:value-type="string">
            <text:p>'REEMB COMIDA'</text:p>
          </table:table-cell>
          <table:table-cell table:style-name="ce1" office:value-type="string" calcext:value-type="string">
            <text:p>'Salida por reembolso de gasto en comida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034'</text:p>
          </table:table-cell>
          <table:table-cell table:style-name="ce1" office:value-type="string" calcext:value-type="string">
            <text:p>'INCENT FUNC'</text:p>
          </table:table-cell>
          <table:table-cell table:style-name="ce1" office:value-type="string" calcext:value-type="string">
            <text:p>'Incentivo a funcionario de FEDAAMAC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035'</text:p>
          </table:table-cell>
          <table:table-cell table:style-name="ce1" office:value-type="string" calcext:value-type="string">
            <text:p>'INCENT CTAHAB'</text:p>
          </table:table-cell>
          <table:table-cell table:style-name="ce1" office:value-type="string" calcext:value-type="string">
            <text:p>'Incentivo a cuentahabiente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036'</text:p>
          </table:table-cell>
          <table:table-cell table:style-name="ce1" office:value-type="string" calcext:value-type="string">
            <text:p>'INCENT MOVS BANC'</text:p>
          </table:table-cell>
          <table:table-cell table:style-name="ce1" office:value-type="string" calcext:value-type="string">
            <text:p>'incentivo a cuentahabiente por movimientos bancarios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037'</text:p>
          </table:table-cell>
          <table:table-cell table:style-name="ce1" office:value-type="string" calcext:value-type="string">
            <text:p>'NAC INTEG FAM'</text:p>
          </table:table-cell>
          <table:table-cell table:style-name="ce1" office:value-type="string" calcext:value-type="string">
            <text:p>'Incentivo por nacimiento nuevo socio familiar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038'</text:p>
          </table:table-cell>
          <table:table-cell table:style-name="ce1" office:value-type="string" calcext:value-type="string">
            <text:p>'GASTO'</text:p>
          </table:table-cell>
          <table:table-cell table:style-name="ce1" office:value-type="string" calcext:value-type="string">
            <text:p>'Gasto no contemplad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039'</text:p>
          </table:table-cell>
          <table:table-cell table:style-name="ce1" office:value-type="string" calcext:value-type="string">
            <text:p>'BECA EN CHEQUE'</text:p>
          </table:table-cell>
          <table:table-cell table:style-name="ce1" office:value-type="string" calcext:value-type="string">
            <text:p>'Beca entregada en cheque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'100'</text:p>
          </table:table-cell>
          <table:table-cell table:style-name="ce1" office:value-type="string" calcext:value-type="string">
            <text:p>'SALDO INICIAL'</text:p>
          </table:table-cell>
          <table:table-cell table:style-name="ce1" office:value-type="string" calcext:value-type="string">
            <text:p>'Saldo inicial de la cuenta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110'</text:p>
          </table:table-cell>
          <table:table-cell table:style-name="ce1" office:value-type="string" calcext:value-type="string">
            <text:p>'DEPÓSITO EFECTIVO'</text:p>
          </table:table-cell>
          <table:table-cell table:style-name="ce1" office:value-type="string" calcext:value-type="string">
            <text:p>'Depósito en efectiv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120'</text:p>
          </table:table-cell>
          <table:table-cell table:style-name="ce1" office:value-type="string" calcext:value-type="string">
            <text:p>'DEPÓSITO DOCTOS'</text:p>
          </table:table-cell>
          <table:table-cell table:style-name="ce1" office:value-type="string" calcext:value-type="string">
            <text:p>'Depósito con documentos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130'</text:p>
          </table:table-cell>
          <table:table-cell table:style-name="ce1" office:value-type="string" calcext:value-type="string">
            <text:p>'DEPÓSITO SPEI'</text:p>
          </table:table-cell>
          <table:table-cell table:style-name="ce1" office:value-type="string" calcext:value-type="string">
            <text:p>'Depósito por SPEI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140'</text:p>
          </table:table-cell>
          <table:table-cell table:style-name="ce1" office:value-type="string" calcext:value-type="string">
            <text:p>'APORT TRANSF'</text:p>
          </table:table-cell>
          <table:table-cell table:style-name="ce1" office:value-type="string" calcext:value-type="string">
            <text:p>'Aportación por transferencia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150'</text:p>
          </table:table-cell>
          <table:table-cell table:style-name="ce1" office:value-type="string" calcext:value-type="string">
            <text:p>'COMISIÓN POR RETIRO'</text:p>
          </table:table-cell>
          <table:table-cell table:style-name="ce1" office:value-type="string" calcext:value-type="string">
            <text:p>'Comisión por retirar antes de fin de ejercici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160'</text:p>
          </table:table-cell>
          <table:table-cell table:style-name="ce1" office:value-type="string" calcext:value-type="string">
            <text:p>'REEMBOLSO COMIDA'</text:p>
          </table:table-cell>
          <table:table-cell table:style-name="ce1" office:value-type="string" calcext:value-type="string">
            <text:p>'Ingreso por reembolso de gasto en comida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170'</text:p>
          </table:table-cell>
          <table:table-cell table:style-name="ce1" office:value-type="string" calcext:value-type="string">
            <text:p>'PRIMA DE SEGURO'</text:p>
          </table:table-cell>
          <table:table-cell table:style-name="ce1" office:value-type="string" calcext:value-type="string">
            <text:p>'Comisión que se cobró por prima de seguro de soci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180'</text:p>
          </table:table-cell>
          <table:table-cell table:style-name="ce1" office:value-type="string" calcext:value-type="string">
            <text:p>'INTERES SIN INVERSIÓN'</text:p>
          </table:table-cell>
          <table:table-cell table:style-name="ce1" office:value-type="string" calcext:value-type="string">
            <text:p>'Intereses sin inversión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220'</text:p>
          </table:table-cell>
          <table:table-cell table:style-name="ce1" office:value-type="string" calcext:value-type="string">
            <text:p>'RETIRO CON CHEQUE'</text:p>
          </table:table-cell>
          <table:table-cell table:style-name="ce1" office:value-type="string" calcext:value-type="string">
            <text:p>'Retiro con document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230'</text:p>
          </table:table-cell>
          <table:table-cell table:style-name="ce1" office:value-type="string" calcext:value-type="string">
            <text:p>'RETIRO POR SPEI'</text:p>
          </table:table-cell>
          <table:table-cell table:style-name="ce1" office:value-type="string" calcext:value-type="string">
            <text:p>'Retiro por SPEI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240'</text:p>
          </table:table-cell>
          <table:table-cell table:style-name="ce1" office:value-type="string" calcext:value-type="string">
            <text:p>'RETIRO POR TRANSF'</text:p>
          </table:table-cell>
          <table:table-cell table:style-name="ce1" office:value-type="string" calcext:value-type="string">
            <text:p>'Retiro por transferencia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250'</text:p>
          </table:table-cell>
          <table:table-cell table:style-name="ce1" office:value-type="string" calcext:value-type="string">
            <text:p>'COMISIÓN POR RETIRO'</text:p>
          </table:table-cell>
          <table:table-cell table:style-name="ce1" office:value-type="string" calcext:value-type="string">
            <text:p>'Comisión por retirar antes de fin de ejercici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270'</text:p>
          </table:table-cell>
          <table:table-cell table:style-name="ce1" office:value-type="string" calcext:value-type="string">
            <text:p>'PRIMA DE SEGURO'</text:p>
          </table:table-cell>
          <table:table-cell table:style-name="ce1" office:value-type="string" calcext:value-type="string">
            <text:p>'Comisión que se cobró por prima de seguro de soci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number-columns-repeated="3" office:value-type="float" office:value="3" calcext:value-type="float">
            <text:p>3</text:p>
          </table:table-cell>
          <table:table-cell table:style-name="ce1" office:value-type="string" calcext:value-type="string">
            <text:p>'500'</text:p>
          </table:table-cell>
          <table:table-cell table:style-name="ce1" office:value-type="string" calcext:value-type="string">
            <text:p>'PRÉSTAMO INICIAL'</text:p>
          </table:table-cell>
          <table:table-cell table:style-name="ce1" office:value-type="string" calcext:value-type="string">
            <text:p>'Préstam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510'</text:p>
          </table:table-cell>
          <table:table-cell table:style-name="ce1" office:value-type="string" calcext:value-type="string">
            <text:p>'PRÉSTAMO P/TRANSF'</text:p>
          </table:table-cell>
          <table:table-cell table:style-name="ce1" office:value-type="string" calcext:value-type="string">
            <text:p>'Préstamo por transferencia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540'</text:p>
          </table:table-cell>
          <table:table-cell table:style-name="ce1" office:value-type="string" calcext:value-type="string">
            <text:p>'TRASP POR SOBREGIRO'</text:p>
          </table:table-cell>
          <table:table-cell table:style-name="ce1" office:value-type="string" calcext:value-type="string">
            <text:p>'Traspaso por sobregir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number-columns-repeated="3" office:value-type="float" office:value="3" calcext:value-type="float">
            <text:p>3</text:p>
          </table:table-cell>
          <table:table-cell table:style-name="ce1" office:value-type="string" calcext:value-type="string">
            <text:p>'550'</text:p>
          </table:table-cell>
          <table:table-cell table:style-name="ce1" office:value-type="string" calcext:value-type="string">
            <text:p>'INVERSIÓN BANCARIA'</text:p>
          </table:table-cell>
          <table:table-cell table:style-name="ce1" office:value-type="string" calcext:value-type="string">
            <text:p>'Inversión bancaria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560'</text:p>
          </table:table-cell>
          <table:table-cell table:style-name="ce1" office:value-type="string" calcext:value-type="string">
            <text:p>'RETIRO P/TRANSF'</text:p>
          </table:table-cell>
          <table:table-cell table:style-name="ce1" office:value-type="string" calcext:value-type="string">
            <text:p>'Retiro por transferencia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number-columns-repeated="3" office:value-type="float" office:value="3" calcext:value-type="float">
            <text:p>3</text:p>
          </table:table-cell>
          <table:table-cell table:style-name="ce1" office:value-type="string" calcext:value-type="string">
            <text:p>'570'</text:p>
          </table:table-cell>
          <table:table-cell table:style-name="ce1" office:value-type="string" calcext:value-type="string">
            <text:p>'INTS S/INVERSIÓN'</text:p>
          </table:table-cell>
          <table:table-cell table:style-name="ce1" office:value-type="string" calcext:value-type="string">
            <text:p>'Intereses sin inversión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580'</text:p>
          </table:table-cell>
          <table:table-cell table:style-name="ce1" office:value-type="string" calcext:value-type="string">
            <text:p>'ISR IDE BANCOS'</text:p>
          </table:table-cell>
          <table:table-cell table:style-name="ce1" office:value-type="string" calcext:value-type="string">
            <text:p>'ISR, IDE, en Bancos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number-columns-repeated="3" office:value-type="float" office:value="3" calcext:value-type="float">
            <text:p>3</text:p>
          </table:table-cell>
          <table:table-cell table:style-name="ce1" office:value-type="string" calcext:value-type="string">
            <text:p>'590'</text:p>
          </table:table-cell>
          <table:table-cell table:style-name="ce1" office:value-type="string" calcext:value-type="string">
            <text:p>'TOTAL DEPÓSITOS BANCARIOS'</text:p>
          </table:table-cell>
          <table:table-cell table:style-name="ce1" office:value-type="string" calcext:value-type="string">
            <text:p>'Total depósitos bancarios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610'</text:p>
          </table:table-cell>
          <table:table-cell table:style-name="ce1" office:value-type="string" calcext:value-type="string">
            <text:p>'PAGO DEP EN EFECTIVO'</text:p>
          </table:table-cell>
          <table:table-cell table:style-name="ce1" office:value-type="string" calcext:value-type="string">
            <text:p>'Pago por depósito en efectiv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620'</text:p>
          </table:table-cell>
          <table:table-cell table:style-name="ce1" office:value-type="string" calcext:value-type="string">
            <text:p>'PAGO DEP C/DOCTOS'</text:p>
          </table:table-cell>
          <table:table-cell table:style-name="ce1" office:value-type="string" calcext:value-type="string">
            <text:p>'Pago con documentos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630'</text:p>
          </table:table-cell>
          <table:table-cell table:style-name="ce1" office:value-type="string" calcext:value-type="string">
            <text:p>'PAGO POR SPEI'</text:p>
          </table:table-cell>
          <table:table-cell table:style-name="ce1" office:value-type="string" calcext:value-type="string">
            <text:p>'Pago por SPEI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640'</text:p>
          </table:table-cell>
          <table:table-cell table:style-name="ce1" office:value-type="string" calcext:value-type="string">
            <text:p>'PAGO POR TRANSF'</text:p>
          </table:table-cell>
          <table:table-cell table:style-name="ce1" office:value-type="string" calcext:value-type="string">
            <text:p>'Pago por transferencia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650'</text:p>
          </table:table-cell>
          <table:table-cell table:style-name="ce1" office:value-type="string" calcext:value-type="string">
            <text:p>'PAGO PARCIAL'</text:p>
          </table:table-cell>
          <table:table-cell table:style-name="ce1" office:value-type="string" calcext:value-type="string">
            <text:p>'Pago parcia en efectiv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660'</text:p>
          </table:table-cell>
          <table:table-cell table:style-name="ce1" office:value-type="string" calcext:value-type="string">
            <text:p>'RETIRO P/INV BANC'</text:p>
          </table:table-cell>
          <table:table-cell table:style-name="ce1" office:value-type="string" calcext:value-type="string">
            <text:p>'Retiro por inversión bancaria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670'</text:p>
          </table:table-cell>
          <table:table-cell table:style-name="ce1" office:value-type="string" calcext:value-type="string">
            <text:p>'DEPÓSITO P/TRANSF'</text:p>
          </table:table-cell>
          <table:table-cell table:style-name="ce1" office:value-type="string" calcext:value-type="string">
            <text:p>'Depósito por transferencia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690'</text:p>
          </table:table-cell>
          <table:table-cell table:style-name="ce1" office:value-type="string" calcext:value-type="string">
            <text:p>'TOTAL RETIROS BANC'</text:p>
          </table:table-cell>
          <table:table-cell table:style-name="ce1" office:value-type="string" calcext:value-type="string">
            <text:p>'Total de retiros bancarios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ce1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uentas_bancari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cuenta_bancaria</text:p>
          </table:table-cell>
          <table:table-cell office:value-type="string" calcext:value-type="string">
            <text:p>nombre_cuenta</text:p>
          </table:table-cell>
          <table:table-cell office:value-type="string" calcext:value-type="string">
            <text:p>socio_responsable_primero</text:p>
          </table:table-cell>
          <table:table-cell office:value-type="string" calcext:value-type="string">
            <text:p>socio_responsable_segundo</text:p>
          </table:table-cell>
          <table:table-cell office:value-type="string" calcext:value-type="string">
            <text:p>nombre_banco</text:p>
          </table:table-cell>
          <table:table-cell office:value-type="string" calcext:value-type="string">
            <text:p>numero_cuenta</text:p>
          </table:table-cell>
          <table:table-cell office:value-type="string" calcext:value-type="string">
            <text:p>clabe</text:p>
          </table:table-cell>
          <table:table-cell office:value-type="string" calcext:value-type="string">
            <text:p>activo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'BBVA ARL'</text:p>
          </table:table-cell>
          <table:table-cell table:style-name="ce1" office:value-type="string" calcext:value-type="string">
            <text:p>'Ariadna Reyes López'</text:p>
          </table:table-cell>
          <table:table-cell/>
          <table:table-cell table:style-name="ce1" office:value-type="string" calcext:value-type="string">
            <text:p>'BBVA Bancomer'</text:p>
          </table:table-cell>
          <table:table-cell table:style-name="ce1" office:value-type="string" calcext:value-type="string">
            <text:p>'0104 1281 84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BMX LLB'</text:p>
          </table:table-cell>
          <table:table-cell table:style-name="ce1" office:value-type="string" calcext:value-type="string">
            <text:p>'Luis López Baeza'</text:p>
          </table:table-cell>
          <table:table-cell/>
          <table:table-cell table:style-name="ce1" office:value-type="string" calcext:value-type="string">
            <text:p>'Banamex'</text:p>
          </table:table-cell>
          <table:table-cell table:style-name="ce1" office:value-type="string" calcext:value-type="string">
            <text:p>'577 8061 726'</text:p>
          </table:table-cell>
          <table:table-cell table:style-name="ce1" office:value-type="string" calcext:value-type="string">
            <text:p>'002 1800 577 8061 7260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'BMX MLB'</text:p>
          </table:table-cell>
          <table:table-cell table:style-name="ce1" office:value-type="string" calcext:value-type="string">
            <text:p>'Marcela López Baeza'</text:p>
          </table:table-cell>
          <table:table-cell/>
          <table:table-cell table:style-name="ce1" office:value-type="string" calcext:value-type="string">
            <text:p>'Banamex'</text:p>
          </table:table-cell>
          <table:table-cell table:style-name="ce1" office:value-type="string" calcext:value-type="string">
            <text:p>'335 1227'</text:p>
          </table:table-cell>
          <table:table-cell table:style-name="ce1" office:value-type="string" calcext:value-type="string">
            <text:p>'002 1807 006 3351 2277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'HSBC GNL'</text:p>
          </table:table-cell>
          <table:table-cell table:style-name="ce1" office:value-type="string" calcext:value-type="string">
            <text:p>'Julio Enrique Nieto Mata'</text:p>
          </table:table-cell>
          <table:table-cell/>
          <table:table-cell table:style-name="ce1" office:value-type="string" calcext:value-type="string">
            <text:p>'HSBC'</text:p>
          </table:table-cell>
          <table:table-cell table:style-name="ce1" office:value-type="string" calcext:value-type="string">
            <text:p>'4042 6154 76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HSBC JBS'</text:p>
          </table:table-cell>
          <table:table-cell table:style-name="ce1" office:value-type="string" calcext:value-type="string">
            <text:p>'Jesús Bautista Serna'</text:p>
          </table:table-cell>
          <table:table-cell/>
          <table:table-cell table:style-name="ce1" office:value-type="string" calcext:value-type="string">
            <text:p>'HSBC'</text:p>
          </table:table-cell>
          <table:table-cell table:style-name="ce1" office:value-type="string" calcext:value-type="string">
            <text:p>'4041 2984 23'</text:p>
          </table:table-cell>
          <table:table-cell table:style-name="ce1" office:value-type="string" calcext:value-type="string">
            <text:p>'021 1800 4041 2984 233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'HSBC LLB'</text:p>
          </table:table-cell>
          <table:table-cell table:style-name="ce1" office:value-type="string" calcext:value-type="string">
            <text:p>'Luis López Baeza'</text:p>
          </table:table-cell>
          <table:table-cell/>
          <table:table-cell table:style-name="ce1" office:value-type="string" calcext:value-type="string">
            <text:p>'HSBC'</text:p>
          </table:table-cell>
          <table:table-cell table:style-name="ce1" office:value-type="string" calcext:value-type="string">
            <text:p>'4027 1258 97'</text:p>
          </table:table-cell>
          <table:table-cell table:style-name="ce1" office:value-type="string" calcext:value-type="string">
            <text:p>'021 1800 4027 1258 977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'HSBC VCL'</text:p>
          </table:table-cell>
          <table:table-cell table:style-name="ce1" office:value-type="string" calcext:value-type="string">
            <text:p>'Verónica Carrillo López'</text:p>
          </table:table-cell>
          <table:table-cell/>
          <table:table-cell table:style-name="ce1" office:value-type="string" calcext:value-type="string">
            <text:p>'HSBC'</text:p>
          </table:table-cell>
          <table:table-cell table:style-name="ce1" office:value-type="string" calcext:value-type="string">
            <text:p>'4038 4360 69'</text:p>
          </table:table-cell>
          <table:table-cell table:style-name="ce1" office:value-type="string" calcext:value-type="string">
            <text:p>'021 1800 4038 4360 697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139">
          <table:table-cell table:number-columns-repeated="1024"/>
        </table:table-row>
        <table:table-row table:style-name="ro1" table:number-rows-repeated="10483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socio" table:style-name="ta3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" table:default-cell-style-name="Default"/>
        <table:table-column table:style-name="co21" table:default-cell-style-name="Default"/>
        <table:table-column table:style-name="co4" table:default-cell-style-name="Default"/>
        <table:table-column table:style-name="co1" table:number-columns-repeated="100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ocio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id_socio</text:p>
          </table:table-cell>
          <table:table-cell office:value-type="string" calcext:value-type="string">
            <text:p>id_grupo</text:p>
          </table:table-cell>
          <table:table-cell office:value-type="string" calcext:value-type="string">
            <text:p>id_tipo_soci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_paterno</text:p>
          </table:table-cell>
          <table:table-cell office:value-type="string" calcext:value-type="string">
            <text:p>ap_materno</text:p>
          </table:table-cell>
          <table:table-cell office:value-type="string" calcext:value-type="string">
            <text:p>otro_nombre</text:p>
          </table:table-cell>
          <table:table-cell office:value-type="string" calcext:value-type="string">
            <text:p>responsable_grupo</text:p>
          </table:table-cell>
          <table:table-cell office:value-type="string" calcext:value-type="string">
            <text:p>activo</text:p>
          </table:table-cell>
          <table:table-cell table:number-columns-repeated="1014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'FEDAAMAC'</text:p>
          </table:table-cell>
          <table:table-cell table:number-columns-repeated="3" office:value-type="string" calcext:value-type="string">
            <text:p>''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2"/>
          <table:table-cell table:style-name="ce3" table:number-columns-repeated="2"/>
          <table:table-cell table:number-columns-repeated="1010"/>
        </table:table-row>
        <table:table-row table:style-name="ro2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AVID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2"/>
          <table:table-cell table:style-name="ce3" table:number-columns-repeated="2"/>
          <table:table-cell table:number-columns-repeated="101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'MARIA EUGENI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GALLEGOS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3" table:number-columns-repeated="2"/>
          <table:table-cell table:number-columns-repeated="101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'MIGUEL ANGEL'</text:p>
          </table:table-cell>
          <table:table-cell office:value-type="string" calcext:value-type="string">
            <text:p>'CRUZ'</text:p>
          </table:table-cell>
          <table:table-cell table:number-columns-repeated="2"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3" table:number-columns-repeated="2"/>
          <table:table-cell table:number-columns-repeated="101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'MARCOS SEBASTIAN'</text:p>
          </table:table-cell>
          <table:table-cell office:value-type="string" calcext:value-type="string">
            <text:p>'CRU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3" table:number-columns-repeated="2"/>
          <table:table-cell table:number-columns-repeated="1010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'MAYRA SALOME'</text:p>
          </table:table-cell>
          <table:table-cell office:value-type="string" calcext:value-type="string">
            <text:p>'CRU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'ELVA'</text:p>
          </table:table-cell>
          <table:table-cell office:value-type="string" calcext:value-type="string">
            <text:p>'GALLEGOS'</text:p>
          </table:table-cell>
          <table:table-cell office:value-type="string" calcext:value-type="string">
            <text:p>'VARGAS'</text:p>
          </table:table-cell>
          <table:table-cell office:value-type="string" calcext:value-type="string">
            <text:p>''</text:p>
          </table:table-cell>
          <table:table-cell table:number-columns-repeated="2" table:style-name="ce3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'GRACIELA'</text:p>
          </table:table-cell>
          <table:table-cell office:value-type="string" calcext:value-type="string">
            <text:p>'VILLEGAS'</text:p>
          </table:table-cell>
          <table:table-cell office:value-type="string" calcext:value-type="string">
            <text:p>'GALLEGOS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PALM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'BRUN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PALM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LUI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ORGE LUIS'</text:p>
          </table:table-cell>
          <table:table-cell office:value-type="string" calcext:value-type="string">
            <text:p>'ACOST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A DEL PILAR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ROSAD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ELIZABETH ADRIAN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ROSAD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ANIELA VIRIDIAN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ALEJALDRE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CLAUDIA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XANAT NAYELY'</text:p>
          </table:table-cell>
          <table:table-cell office:value-type="string" calcext:value-type="string">
            <text:p>'ACOST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CASTILLO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GERARDO'</text:p>
          </table:table-cell>
          <table:table-cell office:value-type="string" calcext:value-type="string">
            <text:p>'MONTES'</text:p>
          </table:table-cell>
          <table:table-cell office:value-type="string" calcext:value-type="string">
            <text:p>'FUENTES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CO ALONSO'</text:p>
          </table:table-cell>
          <table:table-cell office:value-type="string" calcext:value-type="string">
            <text:p>'ARAIZA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THA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OROZC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'MIGUEL'</text:p>
          </table:table-cell>
          <table:table-cell office:value-type="string" calcext:value-type="string">
            <text:p>'MEDRANO'</text:p>
          </table:table-cell>
          <table:table-cell office:value-type="string" calcext:value-type="string">
            <text:p>'HERNAND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UIS RICARD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ALEJALDRE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ERICK ISAAC'</text:p>
          </table:table-cell>
          <table:table-cell office:value-type="string" calcext:value-type="string">
            <text:p>'MONTE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IANA MARIEL'</text:p>
          </table:table-cell>
          <table:table-cell office:value-type="string" calcext:value-type="string">
            <text:p>'RAMO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AQUELINE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ULIO'</text:p>
          </table:table-cell>
          <table:table-cell office:value-type="string" calcext:value-type="string">
            <text:p>'RAMOS'</text:p>
          </table:table-cell>
          <table:table-cell office:value-type="string" calcext:value-type="string">
            <text:p>'ALMANZ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NANCY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'GAMALIEL'</text:p>
          </table:table-cell>
          <table:table-cell office:value-type="string" calcext:value-type="string">
            <text:p>'GALVEZ'</text:p>
          </table:table-cell>
          <table:table-cell office:value-type="string" calcext:value-type="string">
            <text:p>'GONZAL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UCILA'</text:p>
          </table:table-cell>
          <table:table-cell office:value-type="string" calcext:value-type="string">
            <text:p>'ALEJALDRE'</text:p>
          </table:table-cell>
          <table:table-cell office:value-type="string" calcext:value-type="string">
            <text:p>'CASTR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CARLOS IVAN'</text:p>
          </table:table-cell>
          <table:table-cell office:value-type="string" calcext:value-type="string">
            <text:p>'MONTE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RMANDO'</text:p>
          </table:table-cell>
          <table:table-cell office:value-type="string" calcext:value-type="string">
            <text:p>'ORTEGA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BARBARA VALERIA'</text:p>
          </table:table-cell>
          <table:table-cell office:value-type="string" calcext:value-type="string">
            <text:p>'MEDRANO'</text:p>
          </table:table-cell>
          <table:table-cell office:value-type="string" calcext:value-type="string">
            <text:p>'ACOST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'ANGELICA'</text:p>
          </table:table-cell>
          <table:table-cell office:value-type="string" calcext:value-type="string">
            <text:p>'CRUZ'</text:p>
          </table:table-cell>
          <table:table-cell table:number-columns-repeated="2"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'ROSITA'</text:p>
          </table:table-cell>
          <table:table-cell office:value-type="string" calcext:value-type="string">
            <text:p>'CRUZ'</text:p>
          </table:table-cell>
          <table:table-cell office:value-type="string" calcext:value-type="string">
            <text:p>'JOSE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AUROR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A DE LOS ANGELES'</text:p>
          </table:table-cell>
          <table:table-cell office:value-type="string" calcext:value-type="string">
            <text:p>'RAMIREZ'</text:p>
          </table:table-cell>
          <table:table-cell office:value-type="string" calcext:value-type="string">
            <text:p>'HERNAND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UIS ANGEL'</text:p>
          </table:table-cell>
          <table:table-cell office:value-type="string" calcext:value-type="string">
            <text:p>'BALBUENA'</text:p>
          </table:table-cell>
          <table:table-cell table:number-columns-repeated="2"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ILIA'</text:p>
          </table:table-cell>
          <table:table-cell office:value-type="string" calcext:value-type="string">
            <text:p>'PEÑA'</text:p>
          </table:table-cell>
          <table:table-cell office:value-type="string" calcext:value-type="string">
            <text:p>'DE BALBUEN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A DE LOURDES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SUSANA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KAREN'</text:p>
          </table:table-cell>
          <table:table-cell office:value-type="string" calcext:value-type="string">
            <text:p>'BALBUENA'</text:p>
          </table:table-cell>
          <table:table-cell table:number-columns-repeated="2"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KARINA'</text:p>
          </table:table-cell>
          <table:table-cell office:value-type="string" calcext:value-type="string">
            <text:p>'BALBUENA'</text:p>
          </table:table-cell>
          <table:table-cell table:number-columns-repeated="2"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ORGE ALBERTO'</text:p>
          </table:table-cell>
          <table:table-cell office:value-type="string" calcext:value-type="string">
            <text:p>'AGUILAR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TIN ERNESTO'</text:p>
          </table:table-cell>
          <table:table-cell office:value-type="string" calcext:value-type="string">
            <text:p>'AGUILAR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EDUARDO'</text:p>
          </table:table-cell>
          <table:table-cell office:value-type="string" calcext:value-type="string">
            <text:p>'AGUILAR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ORGE ALBERTO'</text:p>
          </table:table-cell>
          <table:table-cell office:value-type="string" calcext:value-type="string">
            <text:p>'AGUILAR'</text:p>
          </table:table-cell>
          <table:table-cell office:value-type="string" calcext:value-type="string">
            <text:p>'ARCINIEG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UIS MATEO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FERNAND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A FERNANDA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FERNAND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OSE LUIS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OSE LUIS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RAMIR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ULISES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RAMIR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MARIA DE JESU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PAOL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ESCOT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OLGA'</text:p>
          </table:table-cell>
          <table:table-cell table:number-columns-repeated="2"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LEY CAMILA'</text:p>
          </table:table-cell>
          <table:table-cell office:value-type="string" calcext:value-type="string">
            <text:p>'GONZALEZ'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NA MARIA'</text:p>
          </table:table-cell>
          <table:table-cell table:number-columns-repeated="2"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NDREA'</text:p>
          </table:table-cell>
          <table:table-cell office:value-type="string" calcext:value-type="string">
            <text:p>'CABRER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SOFIA'</text:p>
          </table:table-cell>
          <table:table-cell office:value-type="string" calcext:value-type="string">
            <text:p>'CABRER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UAN PABLO'</text:p>
          </table:table-cell>
          <table:table-cell table:number-columns-repeated="2"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ERNANDO'</text:p>
          </table:table-cell>
          <table:table-cell office:value-type="string" calcext:value-type="string">
            <text:p>'GONZALE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A FERNAND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SCOTT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EDGAR'</text:p>
          </table:table-cell>
          <table:table-cell office:value-type="string" calcext:value-type="string">
            <text:p>'GONZALE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YTTE CAROLINA'</text:p>
          </table:table-cell>
          <table:table-cell office:value-type="string" calcext:value-type="string">
            <text:p>'GONZALEZ'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AYRON DANIEL'</text:p>
          </table:table-cell>
          <table:table-cell office:value-type="string" calcext:value-type="string">
            <text:p>'GONZÁLEZ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YOLAND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AURA VERONIC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ONIC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ERIK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FRANCISCO MONROY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BRIL'</text:p>
          </table:table-cell>
          <table:table-cell office:value-type="string" calcext:value-type="string">
            <text:p>'RUIZ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ISAAC'</text:p>
          </table:table-cell>
          <table:table-cell office:value-type="string" calcext:value-type="string">
            <text:p>'RUIZ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XEL ARTURO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VALENTINA'</text:p>
          </table:table-cell>
          <table:table-cell office:value-type="string" calcext:value-type="string">
            <text:p>'MONROY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ANIEL'</text:p>
          </table:table-cell>
          <table:table-cell office:value-type="string" calcext:value-type="string">
            <text:p>'SANCHEZ'</text:p>
          </table:table-cell>
          <table:table-cell office:value-type="string" calcext:value-type="string">
            <text:p>'GOM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RANCISCO MAURICIO'</text:p>
          </table:table-cell>
          <table:table-cell office:value-type="string" calcext:value-type="string">
            <text:p>'MONROY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ULIETA'</text:p>
          </table:table-cell>
          <table:table-cell office:value-type="string" calcext:value-type="string">
            <text:p>'MONROY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OSCAR IVAN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ERICK OMAR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CLAUDIA GABRIEL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TEO'</text:p>
          </table:table-cell>
          <table:table-cell office:value-type="string" calcext:value-type="string">
            <text:p>'SANCHEZ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ROGELIO'</text:p>
          </table:table-cell>
          <table:table-cell office:value-type="string" calcext:value-type="string">
            <text:p>'RUIZ'</text:p>
          </table:table-cell>
          <table:table-cell office:value-type="string" calcext:value-type="string">
            <text:p>'SANTOY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A EDITH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MARIA BERTH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JULIO ENRIQUE NIETO MATA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GERARDO'</text:p>
          </table:table-cell>
          <table:table-cell office:value-type="string" calcext:value-type="string">
            <text:p>'NIET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EDUARDO'</text:p>
          </table:table-cell>
          <table:table-cell office:value-type="string" calcext:value-type="string">
            <text:p>'NIET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PAMELA'</text:p>
          </table:table-cell>
          <table:table-cell office:value-type="string" calcext:value-type="string">
            <text:p>'LUVIANOS'</text:p>
          </table:table-cell>
          <table:table-cell office:value-type="string" calcext:value-type="string">
            <text:p>'GALIND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ANTONI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JUAN MORONES R.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UIS ANTONIO'</text:p>
          </table:table-cell>
          <table:table-cell office:value-type="string" calcext:value-type="string">
            <text:p>'MORONE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FERNAND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ILIA'</text:p>
          </table:table-cell>
          <table:table-cell office:value-type="string" calcext:value-type="string">
            <text:p>'HERNANDEZ'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ERNAND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HERNAND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CESAR IVAN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HERNAND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EINY SUGEY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FRANC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PATRICIA'</text:p>
          </table:table-cell>
          <table:table-cell office:value-type="string" calcext:value-type="string">
            <text:p>'FRANCO'</text:p>
          </table:table-cell>
          <table:table-cell office:value-type="string" calcext:value-type="string">
            <text:p>'CASTAÑED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RAUL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MARTHA MAQUIVAR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ACQUELINE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MAQUIVAR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RAUL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MAQUIVAR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ENNIFER DANIELA'</text:p>
          </table:table-cell>
          <table:table-cell office:value-type="string" calcext:value-type="string">
            <text:p>'ARELLAN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TIN'</text:p>
          </table:table-cell>
          <table:table-cell office:value-type="string" calcext:value-type="string">
            <text:p>'MAQUIVAR'</text:p>
          </table:table-cell>
          <table:table-cell office:value-type="string" calcext:value-type="string">
            <text:p>'SANTACRU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ANIEL OSWALDO'</text:p>
          </table:table-cell>
          <table:table-cell office:value-type="string" calcext:value-type="string">
            <text:p>'ARELLAN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ROSA MARI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ALBERTO PENICHE BEYTIA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CAROLINA'</text:p>
          </table:table-cell>
          <table:table-cell office:value-type="string" calcext:value-type="string">
            <text:p>'BAUTIST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A LUIS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CLAUDI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NORM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JESUS BAUTISTA SERNA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THA FLORINA'</text:p>
          </table:table-cell>
          <table:table-cell office:value-type="string" calcext:value-type="string">
            <text:p>'LOZADA'</text:p>
          </table:table-cell>
          <table:table-cell office:value-type="string" calcext:value-type="string">
            <text:p>'COB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NICTE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JONATHAN MONTOYA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NAYELLY'</text:p>
          </table:table-cell>
          <table:table-cell office:value-type="string" calcext:value-type="string">
            <text:p>'PIÑA'</text:p>
          </table:table-cell>
          <table:table-cell office:value-type="string" calcext:value-type="string">
            <text:p>'GARCI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CARLOS ALBERT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LONDRA'</text:p>
          </table:table-cell>
          <table:table-cell office:value-type="string" calcext:value-type="string">
            <text:p>'BAUTIST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IKER ALEXANDER'</text:p>
          </table:table-cell>
          <table:table-cell office:value-type="string" calcext:value-type="string">
            <text:p>'MONTOY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THIAGO ALESSANDRO'</text:p>
          </table:table-cell>
          <table:table-cell office:value-type="string" calcext:value-type="string">
            <text:p>'MONTOY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MARIA TERES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JOSE AURELIO MUÑOZ SANJUAN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IKEL LEON'</text:p>
          </table:table-cell>
          <table:table-cell office:value-type="string" calcext:value-type="string">
            <text:p>'CRUZ'</text:p>
          </table:table-cell>
          <table:table-cell office:value-type="string" calcext:value-type="string">
            <text:p>'MUÑO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ESSICA'</text:p>
          </table:table-cell>
          <table:table-cell office:value-type="string" calcext:value-type="string">
            <text:p>'MUÑO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TERESA'</text:p>
          </table:table-cell>
          <table:table-cell office:value-type="string" calcext:value-type="string">
            <text:p>'MUÑO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SAUL IÑAKI'</text:p>
          </table:table-cell>
          <table:table-cell office:value-type="string" calcext:value-type="string">
            <text:p>'CRUZ'</text:p>
          </table:table-cell>
          <table:table-cell office:value-type="string" calcext:value-type="string">
            <text:p>'MUÑO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AMADA LETICI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JOSE MARIO REYNALDO REYES RAMIREZ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RANCISCO JAVIER'</text:p>
          </table:table-cell>
          <table:table-cell office:value-type="string" calcext:value-type="string">
            <text:p>'ROSALES'</text:p>
          </table:table-cell>
          <table:table-cell office:value-type="string" calcext:value-type="string">
            <text:p>'BASURT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IA PAULINA'</text:p>
          </table:table-cell>
          <table:table-cell table:number-columns-repeated="2" office:value-type="string" calcext:value-type="string">
            <text:p>'REYES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RIADN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LEJANDR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EZTLI REBECA'</text:p>
          </table:table-cell>
          <table:table-cell office:value-type="string" calcext:value-type="string">
            <text:p>'GUADARRAM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O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ARA ALEJANDRA'</text:p>
          </table:table-cell>
          <table:table-cell office:value-type="string" calcext:value-type="string">
            <text:p>'GUADARRAM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RODRIGO'</text:p>
          </table:table-cell>
          <table:table-cell office:value-type="string" calcext:value-type="string">
            <text:p>'VELASCO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RENATA AMEYALLI'</text:p>
          </table:table-cell>
          <table:table-cell office:value-type="string" calcext:value-type="string">
            <text:p>'GUADARRAM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O ALEXIS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GALEAN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MARTHA PATRICI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2" calcext:value-type="float">
            <text:p>13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CEL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IRIAM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IAN HABID'</text:p>
          </table:table-cell>
          <table:table-cell office:value-type="string" calcext:value-type="string">
            <text:p>'CONTRERA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5" calcext:value-type="float">
            <text:p>13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ALICI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PEDRO ALBERTO'</text:p>
          </table:table-cell>
          <table:table-cell office:value-type="string" calcext:value-type="string">
            <text:p>'MARTINE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fedaamac" table:style-name="ta4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4" table:default-cell-style-name="Default"/>
        <table:table-column table:style-name="co1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olicitudes_prestam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solicitud_prestamo</text:p>
          </table:table-cell>
          <table:table-cell office:value-type="string" calcext:value-type="string">
            <text:p>id_socio</text:p>
          </table:table-cell>
          <table:table-cell office:value-type="string" calcext:value-type="string">
            <text:p>fecha_solicitud</text:p>
          </table:table-cell>
          <table:table-cell office:value-type="string" calcext:value-type="string">
            <text:p>importe</text:p>
          </table:table-cell>
          <table:table-cell office:value-type="string" calcext:value-type="string">
            <text:p>tasa_interes_mensual</text:p>
          </table:table-cell>
          <table:table-cell office:value-type="string" calcext:value-type="string">
            <text:p>plazo_meses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pago_minimo</text:p>
          </table:table-cell>
          <table:table-cell office:value-type="string" calcext:value-type="string">
            <text:p>activo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uentas_fedaama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cuenta_fedaamac</text:p>
          </table:table-cell>
          <table:table-cell office:value-type="string" calcext:value-type="string">
            <text:p>id_tipo_cuenta</text:p>
          </table:table-cell>
          <table:table-cell office:value-type="string" calcext:value-type="string">
            <text:p>id_socio</text:p>
          </table:table-cell>
          <table:table-cell office:value-type="string" calcext:value-type="string">
            <text:p>id_solicitud_prestamo</text:p>
          </table:table-cell>
          <table:table-cell office:value-type="string" calcext:value-type="string">
            <text:p>clave_cuent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fecha_activacion</text:p>
          </table:table-cell>
          <table:table-cell office:value-type="string" calcext:value-type="string">
            <text:p>fecha_vencimiento</text:p>
          </table:table-cell>
          <table:table-cell office:value-type="string" calcext:value-type="string">
            <text:p>reutilizable_clave</text:p>
          </table:table-cell>
          <table:table-cell office:value-type="string" calcext:value-type="string">
            <text:p>pago_minimo</text:p>
          </table:table-cell>
          <table:table-cell office:value-type="string" calcext:value-type="string">
            <text:p>activo</text:p>
          </table:table-cell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ovimientos_contab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movimiento_contabl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importe</text:p>
          </table:table-cell>
          <table:table-cell office:value-type="string" calcext:value-type="string">
            <text:p>id_clave_movimiento_contable</text:p>
          </table:table-cell>
          <table:table-cell office:value-type="string" calcext:value-type="string">
            <text:p>id_cuenta_fedaamac</text:p>
          </table:table-cell>
          <table:table-cell office:value-type="string" calcext:value-type="string">
            <text:p>id_cuenta_bancaria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referencia</text:p>
          </table:table-cell>
          <table:table-cell office:value-type="string" calcext:value-type="string">
            <text:p>activo</text:p>
          </table:table-cell>
          <table:table-cell table:number-columns-repeated="101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ovimientos_bancari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movimiento_bancario</text:p>
          </table:table-cell>
          <table:table-cell office:value-type="string" calcext:value-type="string">
            <text:p>id_cuenta_bancaria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import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id_clave_movimiento_contable</text:p>
          </table:table-cell>
          <table:table-cell office:value-type="string" calcext:value-type="string">
            <text:p>referencia</text:p>
          </table:table-cell>
          <table:table-cell office:value-type="string" calcext:value-type="string">
            <text:p>activo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uentas_x_soci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cuenta_x_socio</text:p>
          </table:table-cell>
          <table:table-cell office:value-type="string" calcext:value-type="string">
            <text:p>id_cuenta_fedaamac</text:p>
          </table:table-cell>
          <table:table-cell office:value-type="string" calcext:value-type="string">
            <text:p>id_socio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1018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otros" table:style-name="ta5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2" table:number-rows-repeated="3">
          <table:table-cell table:number-columns-repeated="8"/>
        </table:table-row>
        <table:table-row table:style-name="ro2">
          <table:table-cell/>
          <table:table-cell office:value-type="string" calcext:value-type="string">
            <text:p>parametros_configuracio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id_parametro_configurac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valor_int</text:p>
          </table:table-cell>
          <table:table-cell office:value-type="string" calcext:value-type="string">
            <text:p>valor_float</text:p>
          </table:table-cell>
          <table:table-cell office:value-type="string" calcext:value-type="string">
            <text:p>valor_string</text:p>
          </table:table-cell>
          <table:table-cell office:value-type="string" calcext:value-type="string">
            <text:p>valor_boolean</text:p>
          </table:table-cell>
          <table:table-cell office:value-type="string" calcext:value-type="string">
            <text:p>activo</text:p>
          </table:table-cell>
        </table:table-row>
        <table:table-row table:style-name="ro2" table:number-rows-repeated="3">
          <table:table-cell table:number-columns-repeated="8"/>
        </table:table-row>
        <table:table-row table:style-name="ro2">
          <table:table-cell/>
          <table:table-cell office:value-type="string" calcext:value-type="string">
            <text:p>frases_celebre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id_frase_celebre</text:p>
          </table:table-cell>
          <table:table-cell office:value-type="string" calcext:value-type="string">
            <text:p>enunciado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activo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4" office:value-type="string" calcext:value-type="string">
            <text:p>'La excelencia es una aspiración humana, la perfección es asunto de Dios. '</text:p>
          </table:table-cell>
          <table:table-cell/>
          <table:table-cell table:style-name="ce6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4" office:value-type="string" calcext:value-type="string">
            <text:p>'El dinero no da la felicidad, pero si calma los nervios. '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4" office:value-type="string" calcext:value-type="string">
            <text:p>'Un buen padre lo es por su corazón y sus entrañas, no por su cerebro. '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4" office:value-type="string" calcext:value-type="string">
            <text:p>'La felicidad se obtiene dando felicidad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4" office:value-type="string" calcext:value-type="string">
            <text:p>'El dinero no es bueno ni malo, su valor depende de quién lo gana y quien lo gasta.'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4" office:value-type="string" calcext:value-type="string">
            <text:p>'La ambición sin conocimientos, es como un barco fuera del agu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dices la verdad, no tendrás que acordarte de nad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remordimiento es el primer paso para cambiar de conduct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n cuanto uno tiene hijos, perdonamos a nuestros padre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hijos nos impiden lamentarnos del pasado, porque son nuestros mejores frut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Un buen hogar se construye, no se compr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sueños son sumamente importantes, nada se hace sin que antes se imagine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más grandes no vencen a los más pequeños, pero los mas veloces si vencen a los más lentos 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verdad tiene que caer en suelo fértil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ada uno de nosotros debemos descubrir nuestro propio camino, y jamás seremos felices si seguimos el de otr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nos preocupemos de que nuestros hijos no nos escuchen, preocupémonos porque siempre nos están observand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Muchísimas personas sobreestiman lo que no son y subestiman lo que son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se nos despide, la naturaleza nos está diciendo que no teníamos el empleo que en verdad deseábam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dinero es algo muy singular: Le dá al ser humano tanta alegría como el amor y tanta angustia como la muerte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no se tiene dinero siempre se piensa en él. Cuando se tiene dinero sólo se piensa en él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errores son justificables si se cometen buscando la felicidad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oporta el dolor de hoy. No lo acumules al de ayer, ni quieras cargar ya con el de mañan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isfruta el presente. Aprende del pasado. Sueña con el futur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Algunos no tienen de su riqueza, más que el miedo a perderl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oy es el día más bello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quivocarse, es la cosa más fácil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miedo, es el obstáculo más grande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Abandonarse, es el error mayor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egoísmo, es la raíz de todos los male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trabajo, es la distracción más bella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niños, son los mejores profesores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omunicarse, es la primera necesidad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r útil a los demás, es lo que más hace feliz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muerte, es el misterio más grande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mal humor, es el peor defecto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mentirosa, es la persona más peligros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rencor, es el sentimiento más ruín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perdón, es el regalo más bello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hogar, es lo más imprescindible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camino correcto, es la ruta más rápid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paz interior, es la sensación más grat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sonrisa, es el resguardo más eficaz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optimismo, es el mejor remedio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deber cumplido, es la mayor satisfacción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Fé, es la fuerza más potente del mund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padres, son las personas más necesaria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amor, es la cosa más bella de todas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hay viento favorable para el que no sabe a donde i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ay que ser diferentes. Si somos iguales, para que habrìan de necesitarn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supiéramos comprender, no haría falta perdonar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hombre se complace en enumerar sus pesares, pero no enumera sus alegría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Un ser original es difícil de encontrar pero fácil de reconoce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 bueno de los ególatras, es que no hablan de los demá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onsigue un empleo que te guste y no tendrás que trabajar ni un día de tu vida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Una verdad a medias es una mentira completa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mejor regalo que podemos darle a otra persona, es nuestra atención íntegr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se te presente una ventana de oportunidad, no bajes las cortinilla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Una cosa es aprender del pasado, y otra, revolcarse en él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diferencia entre una mano que ayuda y una mano que pide, es un movimiento de muñec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Un gran hombre es el que no pierde su corazón de niñ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s cosas grandes no son por fuerza, mejores que las pequeñas...Los girasoles no son mejores que las violeta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hombre es una criatura de esperanza y de inventiva, lo que desmiente la idea de que no es posible cambiar las cosa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Pensar a solas es pensar a medias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matrimonio es algo así, como armar un edificio de juguete sin instructiv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que no puede sobrellevar lo malo, no vive para ver lo buen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r amable es más importante que ser sabio, y entender que esto es el principio de la sabidurí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 más grande que un hombre puede hacer por sus hijos, es amar a la madre de sus hij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no tienes sentido del humor, estás a merced de los demá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elegancia de la honestidad no necesita adorno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empre me he inclinado a pensar bien de todo el mundo; evita muchos problema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s bibliotecas son templos del aprendizaje, ha liberado a mas seres humanos que todas las guerras de la histori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un hombre posee alguna grandeza, esta sale a la luz en el libro de su trabajo cotidiano, no por lucimient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s palabras son la pluma del corazón; la música, la pluma del alm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Uno de los secretos de una vida feliz está en darse constantemente pequeños gust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 ha alcanzado la excelencia como líder cuando la gente lo sigue a uno a todas partes, aunque sólo sea por curiosidad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honestidad, por más que se practique, no se gast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uestra alma está escrita en nuestros ojo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Para que el sueño, la riqueza y la salud se disfruten de verdad, es necesario interrumpirl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Más vale que nos conozcan seis personas por algo de lo que estamos orgullosos, que 60 millones por algo que no estam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uele ser más fácil recuperarse de un fracaso, que formarse a partir del éxit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ingún pesimista penetró jamás los secretos de las estrellas, ni abrió un nuevo cielo al espíritu human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extraño sería el mundo si todos tuviéramos el mismo sentido del humo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buenos modales, son algo así como las leyes de tránsito de la sociedad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hay poder en la Tierra capaz de neutralizar la influencia de una vida noble, sencilla y útil..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r ambiguo y dejar todo para después, son los recursos de los débiles de espíritu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 maravilloso de aprender algo es que nadie puede arrebatárnosl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uno es demasiado cuidadoso, estará tan ocupado en serlo, que seguramente tropezará con alg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verdadero poder consiste en saber que sí se puede, pero no se quiere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hay mayor peso para un ser humano que un gran potencial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Un acto de justicia permite cerrar el capítulo; un acto de venganza escribe un capítulo nuev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Todo cínico es, en el fondo un sentimental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historia es cuestión de supervivencia Si no tuviéramos pasado, estaríamos desprovistos de la impresión de nuestro ser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Un hombre de genio no se equivoca. Sus errores son los umbrales del descubrimient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ritmo al que una persona madura es directamente proporcional al grado de vergüenza que es capaz de tolerar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Tal vez los libros sean la única magia verdader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s verdad que optamos por la risa en casi todas la situaciones, con excepción de una que otra visita al dentist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tu éxito al mundo le parece bien; pero no resulta como querías y no te alegra el corazón, entonces no es éxit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silencio es oro cuando no se nos ocurre una buena respuest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A falta de una buena máquina del tiempo, la ficción sigue siendo el mejor vehículo para transportar a otras épocas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que construye puentes, puede cruzarlos una y otra vez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 que cuenta no es la cantidad de horas que dedicamos al trabajo, sino la cantidad de trabajo que realizamos por hora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¡NO PODEMOS TENERLO TODO! ¿Dónde lo guardaríamos?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s malo ser tonto y tonto ser malo. Sólo es sabio el hombre que cultiva en sus sentimientos la bondad para tod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ebemos estar dispuestos a renunciar a la vida que teníamos pensada, para poder vivir la vida que el destino nos depara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tiempo y los amigos son el mejor remedio para un corazón herid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suerte se da en el ambito de la eficienci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que madruga... encuentra todo cerrad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etras de todo hombre que triunfa... hay una mujer sorprendid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un millonario pasa a mejor vida… sus herederos también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trabajo en equipo es esencial... te permite echarle la culpa a otr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que rie al ultimo... no entendio el chiste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aballo regalado... lo mas probable, que sea robad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amor es ciego... solo el matrimonio le devuelve la vist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s bueno reconocer nuestros errores, pero es mejor pedir perdón y perdona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libertad de manifestar lo mejor de uno no significa nada a menos que uno tenga la disposicion de hacerl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todas las sustancias quimicas son malas. Sin hidrogeno ni oxigeno, no habria agua, necesaria para la cervez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uno no sabe historia, no sabe nada: es como ser una hoja y no saber que forma parte del arbol..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r hombre es hacer las cosas; no buscar pretextos para no hacerla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 que uno cuenta de su pasado, le va dando forma a su futur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on Fe, si uno duda de nuestra mente, a veces DIOS le habla al oid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riar niños es en parte una labor gozosa y en parte una guerra de guerrilla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verdadera comunicacion se da, cuando las partes no tienen mied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oportunidad se deja alcanzar solo por quienes la persiguen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 que mas gusta de las ciudades, es lo que hay fuera de ella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ay estudiantes que no aprenden a distinguir lo que es mas importante sino hasta mucho despues de dejar la escuel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errores son inevitables. Lo que cuenta es como responder a ello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unica manera de presentar siempre una imagen positiva es siendo honesto todo el tiemp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grandes sucesos, dependen de incidentes pequeño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 que uno descubre solo, fascina mas que lo que se descubre a traves de otros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risa y el llanto son expresiones que cansan. Yo prefiero reir, porque despues hay menos que limpiar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sabio hace al principio, lo que el tonto hace al final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ventaja de decir la verdad consiste en que es mucho mas probable sonar convincente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es lo mismo ser héroe, que ser triunfado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modales con los demas, no son más que el trato formal que nos damos a nosotros mism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es divertido vivir como un avaro, pero tenerlo como antepasado, es magnific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olo el corazón puede cambiar al corazón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onsidero mi cuerpo como un instrumento y no como un ornat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ompetir es doloroso, pero da buenos resultado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ira nos empequeñece, mientras que el perdon nos obliga a crece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 que echa a perder a los hijos no es darles más, sino darles más, para evitar berrinche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unicos bienes intangibles son los que acumulamos en el cerebro y corazón; cuando ellos faltan nada los sustituye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Tener un titulo universitario no indica que ya terminamos, sino tan solo que se esta preparado para la vid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TIENES TRISTEZA, ¡ALEGRATE! LA VIDA ES GOZ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TIENES ENEMIGOS, ¡RECONCILIATE! LA VIDA ES PAZ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TIENES AMIGOS, ¡BUSCALOS! LA VIDA ES ENCUENTR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TIENES SOBERBIA, ¡SEPULTALA! LA VIDA ES HUMILDAD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TIENES DEUDAS, ¡PAGALAS! LA VIDA ES JUSTICIA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TIENES PECADOS, ¡ARREPIENTETE! LA VIDA ES GRACIA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TIENES ERRORES, ¡CORRIGELOS! LA VIDA ES VERDAD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TIENES ODIO, ¡ALVIDALO! LA VIDA ES AMOR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AMA Y PERDONA Y SERAS FELIZ'</text:p>
          </table:table-cell>
          <table:table-cell office:value-type="string" calcext:value-type="string">
            <text:p>'San Agustín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Es mas facil desintegrar un atomo que un prejuici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felicidad es una recompensa no un logr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principal función del tiempo es consumirse: arde sin dejar ceniza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Muchas personas ven lo que aparentas ser pero pocas advierten lo que realmente ere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dinero puede comprar una casa, pero no un hoga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dinero puede comprar un reloj, pero no el tiemp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dinero puede comprar una cama, pero no el sueñ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dinero puede comprar un libro, pero no el conocimient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dinero puede pagar un medico, pero no la salud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dinero puede comprar una posición, pero no el respet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dinero puede comprar sangre, pero no la vid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práctica no nos vuelve perfectos ni tiene porque; su finalidad es darnos mas medios para enmendar los errore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¡Ojalá que a todos nos antecediera una historia de amor!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ay dos clases de hombres; quienes hacen la historia y quienes la padecen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educación es la vacuna contra la violenci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silencio oportuno es la más convincente de las expresione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¡Que raro y maravilloso es ese fugaz instante en el que nos damos cuenta de que hemos descubierto a un amigo!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ay que tener aspiraciones elevadas, expectativas moderadas y necesidades pequeña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la búsqueda de la verdad se confunde con la promoción política, el anhelo de conocimiento se reduce a poder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humildad se alcanza cuando se acepta que los obstáculos que se tienen enfrente no van a desaparecer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disciplina sin libertad es tiranía, la libertad sin disciplina es cao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n la pista de baile, como en la vida, uno es tan bueno como su parej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cooperación no es ausencia de conflictos, sino el medio para resolverl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omprar acciones es lo mismo que ir al casino, pero sin el servicio de ba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sueños pueden ser realidades. Son lo que nos guían por la vida hacía una gran felicidad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errores suelen ser el puente que media entre la inexperiencia y la sabidurí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unca creas que lo evidente, es la verdad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ay que recordar que a veces el agradecimiento es una virtud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Una ilusión fracasada es una experiencia dolorosa; pero una vida sin ilusiones es una vida doloros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ecir lo que pensamos ofrece un tema de conversación más amplio que recitar lo que sabem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mayoría prefiere pagar por entretenerse que por instruirse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n música, la vida es un viaje por el desiert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se comprende que la condición humana es la imperfección del entendimiento, es vergonzoso persistir en el error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Otro defecto de la naturaleza humana es que todos quieren construir, pero nadie quiere encargarse del mantenimient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hombre que presume, al primero que quiere convencer de su valor, es a si mism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adultos, son niños obsoletos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habilidad es lo que permite hacer ciertas cosas. La motivación es la que lo hace. La actitud cuan bien se hace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Por comprar barato, la gente esta dispuesta a pagar cualquier preci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tiempo crea héroes y destruye celebridade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venganza es tan eficaz para deshacer una ofensa, cómo el agua del mar para apagar la sed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el hombre se encuentra a si mismo, posee una mansión donde morará con dignidad todos los días de su vid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n un segundo, el sol libera más energia que la que ha consumido la humanidad en toda su existenci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carnívoros tienen los ojos al frente los herbivoros tienen los ojos en los costados de la cabez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relampagos matan a más gente que las erupciones de los volcanes y los terremotos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tela de la araña es el material más resistente creado por la naturalez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scribir una carta sobre nuestra vida, a un ser querido, es un legado. "Que somos sino nuestra propia historia”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nos vemos acozados por la vida, siempre es bueno rezar: "Padre nuestro… perdona nuestras ofensas”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dos personas se aman con tanta vehemencia, son capaces de destruirse a si mism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temas dejar a tus hijos cuando ya saben volar, al fin y al cabo ellos se iran. Es la ley de la vid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ntre cada frase de una oración, hay una vida de por medi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peor del complejo de inferioridad es que lo tienen las persona equivocada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secreto de una buena vejez no es otra cosa que un pacto honrado con la soledad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A menudo el comerse las palabras se convierte en una dieta equilibrad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Uno de los graves riesgos de la vida es nunca atreverse a arriesgar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¿Quien dijo? "Es mejor dar que recibir"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¿Quien dijo? "Mi esposa tiene un gran físico"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¿Quien dijo? "Yo empece comiéndome las uñas"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¿Quien dijo? "NO, a la donación de organos"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¿Quien dijo? "La vida esta en constante movimiento"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los INFANTES disfrutan de su INFANCIA ¿Los ADULTOS disfrutan de su ADULTERIO?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el AMOR por el prójimo sea nuestra meta absoluta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todo lo que soñamos se transforme en realidad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este nuestro pequeño MUNDO virtual sea cada vez mas human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el PERDON y la comprensión superen las amarguras y las desavenencias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la VERDAD siempre esté por encima tod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aquel que necesite ayuda encuentre en nosotros la reconfortante palabra del amigo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las cosas pequeñas como la envidia o el desamor sean sacadas de nuestra vida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DIOS esté siempre con su mano extendida apuntando el camino correct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los CORAZONES estén siempre abiertos para nuevas amistades, nuevos amores y nuevas conquistas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el CARIÑO esté presente en un simple hola o en cualquier otra frase, o digitada rápidamente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las alegrías estén siempre presentes y sean festejadas por todos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las lágrimas sean pocas, y compartidas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las VERDADERAS AMISTADES continúen eternas y tengan siempre un lugar especial en nuestros corazones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aría todo lo que sé, por la mitad de lo que ignoro. Descartes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uno vive cómo piensa, acaba pensando como vive. Gabriel Marcel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veas a un hombre bueno, trata de imitarlo; cuando veas a un hombre malo, examínate a tí mismo.'</text:p>
          </table:table-cell>
          <table:table-cell office:value-type="string" calcext:value-type="string">
            <text:p>'Confucio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Cuando veas a un gigante, examina antes la posición del sol, no vaya a ser la sombra de un pigmeo.'</text:p>
          </table:table-cell>
          <table:table-cell office:value-type="string" calcext:value-type="string">
            <text:p>'Von Hardemberg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Cuanto más pequeño es el corazón, más odio alberga.'</text:p>
          </table:table-cell>
          <table:table-cell office:value-type="string" calcext:value-type="string">
            <text:p>'Victor Hugo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Con el puño cerrado no se puede intercambiar un apretón de manos.'</text:p>
          </table:table-cell>
          <table:table-cell office:value-type="string" calcext:value-type="string">
            <text:p>'Indira Gandhi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Cuando la vida te presente razones para llorar, demuéstrale que tienes mil y una razones para reír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verdadera sabiduría es reconocer la propia ignorancia'</text:p>
          </table:table-cell>
          <table:table-cell office:value-type="string" calcext:value-type="string">
            <text:p>'Sócrates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La vida es aquello que te va sucediendo mientras te empeñas en hacer otros planes.'</text:p>
          </table:table-cell>
          <table:table-cell office:value-type="string" calcext:value-type="string">
            <text:p>'John Lennon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Las grandes almas tienen voluntades, las débiles tan sólo deseos.'</text:p>
          </table:table-cell>
          <table:table-cell office:value-type="string" calcext:value-type="string">
            <text:p>'Proverbio Chino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Quien no comprende una mirada, tampoco comprenderá una larga explicación.'</text:p>
          </table:table-cell>
          <table:table-cell office:value-type="string" calcext:value-type="string">
            <text:p>'Proverbio Arabe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Los grandes hombres no son grandes a todas horas ni en todas las cosas.'</text:p>
          </table:table-cell>
          <table:table-cell office:value-type="string" calcext:value-type="string">
            <text:p>'Federico II, Emperador de Prusia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La verdad cae por su propio peso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camino más seguro, es el que acaban de asaltar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ingenio puede superar al conocimiento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que no hace nada No comete errores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ios arroja un rayo cósmico que cambia las vías de nuestras vidas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esperanza se aferra a cualquier objeto que flot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hay nadie más pobre que aquel que no reconoce las riquezas en su vid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ios mueve el cielo entero en aquello que nosotros somos incapaces de hacer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ios no mueve una paja en aquello que nosotros podemos resolver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gente que vibra, sabe lo que hay que hacer y lo hace, sin esperar a que le digan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gente justa sabe que todos somos humanos y que nos podemos equivoca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rrar es humano. Colocar la culpa en otro es estratégic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Tu creas tu propio universo durante el camin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a tu primer paso con FE, no es necesario que veas la escalera complet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Todo lo que somos es el resultado de nuestros pensamiento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sabrÍa decir que es este poder, todo lo que sé es que este poder existe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imaginación lo es todo, es una visiÓn anticipada de las atracciones de vida que vendrán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lquier cosa que la mente del hombre pueda concebir, tambien la puede alcanzar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violencia es el miedo a los ideales de los demás.'</text:p>
          </table:table-cell>
          <table:table-cell office:value-type="string" calcext:value-type="string">
            <text:p>'Mahatma Gandhi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Nunca vayas a ver un médico que tenga plantas secas en su consultori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ingún pueblo cree en su gobierno. siempre están resignados'</text:p>
          </table:table-cell>
          <table:table-cell office:value-type="string" calcext:value-type="string">
            <text:p>'Octavio Paz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Dicen que el futuro está en tus sueños. Así que, vete a dormi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se muestra el camino señalando con un dedo, asi que, camina siempre adelante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niños adivinan qué personas los aman es un don natural que con el tiempo se pierde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é valiente, esfuérzate, da lo mejor de ti mismo y aparecerá en el LIBRO de tu vid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Tu capacidad de servir a los demás, está en proporción a la grandeza de tu corazón y la nobleza de tus sentimientos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s muy difícil determinar donde fijar el límite entre no herir los sentimientos de los demás y defender lo que cre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puedo compararme con lo mejor que hacen los demás, sino con lo mejor que hago yo mism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puede hacer que alguien me ame, sino convertirme en alguien que debe ama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 pueden requerir años para construir la confianza y únicamente segundos para destruirla. Por eso debo cuidarl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ios le da comida a todas las aves, pero no se la pone en los nido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n esta vida todos hemos sido ganadores, contra millones de competidores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Todos se quejan de no tener lo que se merecen pero nadie se queja de tener lo que no se merecen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Todas las cosas ya fueron dichas pero como nadie escucha es preciso repetirlas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abías que la Luna llena se presenta c/ 29 días, 12 horas, 44 minutos y 2.8 seg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a amable con el medio ambiente, no imprima los correos, a menos que sea completamente necesari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Programa para hoy: espirar, inspirar, espirar'</text:p>
          </table:table-cell>
          <table:table-cell office:value-type="string" calcext:value-type="string">
            <text:p>'Buda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La actividad vence al frío. La quietud vence al calor.'</text:p>
          </table:table-cell>
          <table:table-cell office:value-type="string" calcext:value-type="string">
            <text:p>'Lao Tse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Todos estamos de visita en este mundo. Hemos venido a observar, aprender, crecer, amar y volver a cas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auténtico conservacionista es quien sabe que el mundo no es una herencia de sus padres, sino un préstamo de sus hijos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i con millones de oro se puede recobrar un solo instante de la vida. No desperdicies tiempo infructuasamente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belleza, cuando está más adornada es cuando no lo está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Primero son pequeños, luego se fortalece y una vez que empiezan ya no tienen vuelta. Así son los ríos, años y amistad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mundo no te debe nada, estaba antes que tú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secreto de la salud mental y corporal no es arrepentirse del pasado o preocupar por el futuro sino vivir el presente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pájaros también tienen la capacidad de construir, pero dejan el paisaje como estab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belleza no es un atributo de las cosas en sí. <text:s/>Solo existe en la mente que las contempl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que sueñan de día tienen más conocimiento de las cosas, que los que sueñan de noche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Una de las grandes enfermedades, es no ser nadie para nadie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temas arriesgarte; cuando un barco avanza puede balancearse y cambiar de rumb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experiencia es un peine que te llega cuando te quedas calv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libertad es cómo la vida, sólo la merece quien sabe conquistarla todos los días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 difícil no es llegar a la cima, sino, jamas dejar de subi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no puedas trotar, camina. Cuando no puedas caminar, usa el bastón, pero nunca te detenga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ebo ser fuerte, sin ser rudo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ebo ser amable, sin ser débil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ebo aprender a ser gentil, sin ser suave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ebo aprender con orgullo, sin arroganci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ebo ser humilde, sin ser tímido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ebo ser valioso, sin ser agresivo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ebo ser agradecido, sin ser servil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ebo meditar, sin ser flojo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ñor, dame grandeza para entender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ñor, dame capacidad para retener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ñor, dame método y facultad para aprende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ñor, dame sutileza para interpretar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ñor, dame gracia y abundancia para habla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ñor, dame acierto al empezar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ñor, dame dirección al progresar y perfección al acaba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s puertas están siempre abiertas sólo para aquellos que creen en si mismos y el Poder de su Voluntad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s bueno tener amigos, malos o inconsecuentes pero valientes y fieles, debe haber uno en quien confiar sin dudar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s bueno tener enemigos para que algunas veces te cuestiones tus propias certezas; habrá alguno que te haga reflexionar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s bueno ser útil más no insustituible, y cuando no quede más nada, esa utilidad sea suficiente para mantenerte en pie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s bueno ser tolerante, sobre todo con los que se equivocan mucho, para que esa tolerancia sirva de ejemplo a otr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madures de prisa, y que ya maduro no insistas en rejuvenecer, y siendo viejo no te desesperes. Cada edad tiene placer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s bueno estar triste, pero solo un día al año, para que descubras que la risa constante es malsana. Sonríe a tristez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xisten seres oprimidos tratados con injusticia y seres infelices que no han descubierto la misión de la vid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acarices un perro, alimentes un pájaro y oigas el canto de un jilquero, sentirás bien por nad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Planta una semilla, por pequeña que sea, y acompañala en su crecimiento y sabrás de cuantas vidas esta hecho un árbol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alguno de tus afectos muere, es bueno llorar sin lamentarte, y sufrir sin sentirte culpable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s bueno tener una buena pareja y que cuando esten exhaustos y sonrientes hablen sobre amor para recomenzar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persona más rica no es la que tiene más sino la que necesita meno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que no vive para servir, no sirve para vivi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r flexible no significa ser débil, pues no importa cuan delicada sea una situación, siempre existen dos lad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Actuar sin pensar es como disparar sin apuntar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hay un diálogo verdadero, ambos lados están dispuestos a cambiar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hay malas hierbas ni hombres malos; sólo hay malos cultivadores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ñor: ayudame a ver la otra cara de la medalla, no me dejes inculpar de traición a los demás por no pensar igual que yo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cooperación no es ausencia de conflictos, sino el medio para resolverl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pobreza esta más cerca del amor porque el dinero nos distrae con muchas cosas y nos aleja; nos hace desconfiados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ay tantas cosas por gozar y nuestro paso por la tierra es tan corto que sufrir o reñir es una pérdida de tiemp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bosque sería muy triste si solo cantasen los pájaros que mejor lo hacen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A los políticos y a los pañales hay que cambiarlos seguido… y por las mismas razones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Por corto que sea el camino… quien pisa fuerte deja huella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 que convierte la vida en bendición no es hacer lo que nos gusta sino que nos guste lo que hacemos.'</text:p>
          </table:table-cell>
          <table:table-cell office:value-type="string" calcext:value-type="string">
            <text:p>'Goethe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A fin de que seas mejor, purifícate todos los dia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A las flores les pedimos que tengan perfume, a los hombres educación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A nadie le duele la cabeza cuando consuela a otr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vida no es justa, pero aún así es buen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tengas duda, sólo toma el siguiente paso pequeñ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vida es demasiado corta para perder el tiempo odiando a alguien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Tu trabajo no te cuidará cuando estés enfermo. Tus amigos y familia sí. Mantente en contact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iquida tus tarjetas de crédito cada mes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tienes que ganar cada discusión. Debes estar de acuerdo en no estar de acuerd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lora con alguien. Alivia más que llorar sol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sta bien si te enojas con Dios. Él lo puede soporta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Ahorra para el retiro comenzando con tu primer cheque de nómin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Para alcanzar algo que nunca has tenido, tendras que hacer algo que nunca hiciste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Dios te quita aquello que tenías agarrado, Él no esta castigándote, sino simplemente te prepara para algo mejor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tas puertas dejamos de abrir por el miedo de arriesgar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amigo necesita ser honrado cuando esta, valorado cuando no esta y asistido cuando lo necesite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Tener la conciencia limpia… Es signo de mala memoria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dinero no hace la felicidad… la compra ya hech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amor eterno dura tres meses… o cuatr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ay gente tan pobre que solamente tiene diner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Un hombre sabio siempre piensa lo que dice y nunca dice lo que piens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ay un mundo mejor… pero es carísim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verdadera felicidad esta en las pequeñas cosas: Una pequeña mansión, un pequeño yate, una pequeña fortun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buscas una mano dispuesta a ayudarte la encontrarás al final de tu braz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inteligencia me persigue, pero yo soy más rápid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te tomes la vida en serio, al fin y al cabo, no saldrás vivo de ell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 triste no es ir al cementerio, sino quedarse en él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que nace pobre y feo, tiene grandes posibilidades de que se le desarrollen ambas condicione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uye de las tentaciones, despacio, para que puedan alcanzarte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dejes que te afecten las palabras necias ni los prejuicios. No te compares con los demá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Amar no es solamente querer, es, sobretodo, comprender. Françoise Sagan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hay grandeza donde falta la sencillez la bondad y la verdad León Tolstoi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Vive tu vida de tal manera que cuando salgas de la cama, el diablo diga: ¡En la madre… ya se levantó!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ay que vivir ligero porque el tiempo de morir está fijado. Ernest Hemingway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ay que buscar caminos que no hayan sido transitados antes. Eduardo Chillida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Me gusta la gente que vibra, que no necesita que le digan que hacer, sino que sabe que tiene que hacer, y lo hace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un médico se equivoca, la solución es echarle tierra al asunt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música japonesa es… una tortura china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eco siempre dice la última palabra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n los aviones se pasa el tiempo volando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mosquitos mueren entre aplausos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 vende la farmacia cuando ya no hay más remedi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japoneses quieren abrirle los ojos al mund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Arreglar los problémas económicos es fácil, lo único que se necesita es dinero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Antes de poner en duda el buen juicio de tu mujer, fíjate con quien se ha casado ell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Uno está enamorado cuando se da cuenta de que la otra persona es única.'</text:p>
          </table:table-cell>
          <table:table-cell office:value-type="string" calcext:value-type="string">
            <text:p>'Jorge Luis Borges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No te compares con los demás porque siempre habrá alguien mas grande o más pequeño que tú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Ríe con fuerza, ama con sinceridad y perdona rápidamente, ¡Quien sabe si tendrás otra oportunidad!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Vive mientras estés vivo, perdona ahora, a aquellos que te hacen llorar, ¡Quien sabe si tendrás otra oportunidad!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vida es muy corta para hacer dramas por cosas sin importanci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s palabras que no van seguidas de hechos, no valen nad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perfección es una pulida colección de errores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s ventajas del nudismo saltan a la vista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ólo quien ha comido ajo puede darnos una palabra de alient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Morir es como dormir pero sin levantarse a orinar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inactividad sexual es peligrosa, produce cuernos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oy en día la fidelidad sólo se ve en los equipos de sonid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ay estudiantes que les apena ir al hipódromo y ver que hasta los caballos logran terminar su carrera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negocio más expuesto a la quiebra es la cristalería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matrimonio es como las libretas de ahorro: De tanto meter y sacar se pierde el interé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diabético no puede ir de Luna de Miel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todo sube, lo único que baja es la ropa interior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ay que trabajar ocho horas y dormir ocho, pero no las mismas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japoneses no miran, sospechan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¿Cuál es el animal que después de muerto dá muchas vueltas? El pollo rostizado'</text:p>
          </table:table-cell>
          <table:table-cell table:number-columns-repeated="5"/>
        </table:table-row>
        <table:table-row table:style-name="ro1" table:number-rows-repeated="104814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text>$</number:text>
      <number:number number:decimal-places="0" loext:min-decimal-places="0" number:min-integer-digits="1" number:grouping="true"/>
    </number:number-style>
    <number:number-style style:name="N127">
      <number:text>-$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text>$</number:text>
      <number:number number:decimal-places="0" loext:min-decimal-places="0" number:min-integer-digits="1" number:grouping="true"/>
    </number:number-style>
    <number:number-style style:name="N12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30P0" style:volatile="true">
      <number:text>$</number:text>
      <number:number number:decimal-places="2" loext:min-decimal-places="2" number:min-integer-digits="1" number:grouping="true"/>
    </number:number-style>
    <number:number-style style:name="N130">
      <number:text>-$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text>$</number:text>
      <number:number number:decimal-places="2" loext:min-decimal-places="2" number:min-integer-digits="1" number:grouping="true"/>
    </number:number-style>
    <number:number-style style:name="N13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$</loext:text>
      <loext:fill-character> </loext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Source Han Sans CN Regular" style:font-family-asian="'Source Han Sans CN Regular'" style:font-family-generic-asian="system" style:font-pitch-asian="variable" style:font-size-asian="12pt" style:font-name-complex="Lohit Devanagari" style:font-family-complex="'Lohit Devanagari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/00/0000</text:date>, <text:time style:data-style-name="N2" text:time-value="15:52:05.3600225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03_5f_socio" style:display-name="PageStyle_03_soc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1_5f_seguridad" style:display-name="PageStyle_01_segurida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catalogos" style:display-name="PageStyle_02_catalog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_5f_otros" style:display-name="PageStyle_05_otr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fedaamac" style:display-name="PageStyle_04_fedaama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16-07-09T06:46:36</meta:creation-date>
    <dc:date>2017-10-10T16:01:07.694121670</dc:date>
    <meta:generator>LibreOffice/5.1.6.2.0$Linux_X86_64 LibreOffice_project/10$Build-2</meta:generator>
    <meta:editing-duration>PT1H27M50S</meta:editing-duration>
    <meta:editing-cycles>13</meta:editing-cycles>
    <meta:document-statistic meta:table-count="5" meta:cell-count="224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